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_3a_first">
      <style:text-properties officeooo:rsid="00684fd4" officeooo:paragraph-rsid="00684fd4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13" style:family="paragraph" style:parent-style-name="SBC_3a_reference">
      <style:text-properties officeooo:paragraph-rsid="00c3297d"/>
    </style:style>
    <style:style style:name="P14" style:family="paragraph" style:parent-style-name="SBC_3a_reference">
      <style:text-properties officeooo:paragraph-rsid="00c7bfe3"/>
    </style:style>
    <style:style style:name="P15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6" style:family="paragraph" style:parent-style-name="SBC_3a_title_3a_1">
      <style:text-properties officeooo:rsid="000402be" officeooo:paragraph-rsid="000402be"/>
    </style:style>
    <style:style style:name="P17" style:family="paragraph" style:parent-style-name="SBC_3a_title_3a_1">
      <style:text-properties officeooo:rsid="004a40eb" officeooo:paragraph-rsid="004a40eb"/>
    </style:style>
    <style:style style:name="P18" style:family="paragraph" style:parent-style-name="SBC_3a_title_3a_1">
      <style:text-properties officeooo:rsid="003c268f" officeooo:paragraph-rsid="003c268f"/>
    </style:style>
    <style:style style:name="P19" style:family="paragraph" style:parent-style-name="SBC_3a_title_3a_1">
      <style:text-properties officeooo:rsid="0009c5c4" officeooo:paragraph-rsid="0009c5c4"/>
    </style:style>
    <style:style style:name="P20" style:family="paragraph" style:parent-style-name="SBC_3a_title_3a_1">
      <style:text-properties officeooo:paragraph-rsid="00c329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3297d"/>
    </style:style>
    <style:style style:name="T26" style:family="text">
      <style:text-properties officeooo:rsid="00c66d7d"/>
    </style:style>
    <style:style style:name="T27" style:family="text">
      <style:text-properties officeooo:rsid="00c7bfe3"/>
    </style:style>
    <style:style style:name="T28" style:family="text">
      <style:text-properties officeooo:rsid="00ca33f4"/>
    </style:style>
    <style:style style:name="T29" style:family="text">
      <style:text-properties officeooo:rsid="00cbdf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6" text:outline-level="1">Introdução</text:h>
      <text:p text:style-name="P3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4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5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12"><text:tab/><text:span text:style-name="T4">Com isso em mente, o que este artigo propõe, é o uso de algoritmos de aprendizagem de máquina do tipo árvore de decisão (BREIMAN et al., 1984) e aprendizagem supervisionada (CARUANA et al., 2006) com a ferramenta Waikato Environment for Knowledge Analysis (WEKA).</text:span></text:p>
      <text:p text:style-name="P6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12"><text:tab/><text:span text:style-name="T16">Quanto a escolha por árvores de decisão (BREIMAN et al., 1984) se dá pelo fato de conter algoritmos de fácil compreensão e ótimo para resolver problemas de classificação. Eles também podem ser aplicados a qualquer tipo de dado, que é o panorama deste estudo. E são de aprendizagem supervisionada (CARUANA et al., 2006) pois tenho os dados históricos de encaminhamentos realizados.</text:span></text:p>
      <text:h text:style-name="P17" text:outline-level="1">Métodos</text:h>
      <text:p text:style-name="P2">Em desenvolvimento.</text:p>
      <text:h text:style-name="P18" text:outline-level="1">Implementação</text:h>
      <text:p text:style-name="P7"><text:span text:style-name="T3">Em desenvolvimento</text:span>.</text:p>
      <text:h text:style-name="SBC_3a_title_3a_2" text:outline-level="2">Subsections</text:h>
      <text:h text:style-name="P19" text:outline-level="1">Conclusões</text:h>
      <text:p text:style-name="P7"><text:span text:style-name="T3">Em desenvolvimento</text:span>. </text:p>
      <text:h text:style-name="P20" text:outline-level="1"><text:span text:style-name="T25">Referências</text:span></text:h>
      <text:p text:style-name="P14"><text:span text:style-name="T28">BREIMAN</text:span>, L., <text:span text:style-name="T28">FRIEDMAN</text:span>, J.H., <text:span text:style-name="T28">OLSHEN</text:span>, R.A., &amp; <text:span text:style-name="T28">STONE</text:span>, C.J. (1984). Classification and regression trees. Belmont, CA: Wadsworth International Group.</text:p>
      <text:p text:style-name="P13"><text:span text:style-name="T29">CARUANA</text:span>, <text:s/>R., <text:s/>&amp; <text:s/><text:span text:style-name="T29">NICULESCU-MIZIL</text:span>, <text:s/>A. <text:s/>(2006). <text:s/>An <text:s/>empirical <text:s/>comparison <text:s/>of <text:s/>supervised <text:s/>learning <text:s/>algorithms. In W. Cohen &amp; A. Moore (Eds.), Proceedings of the twenty-third international conference on machine learning (ICML’06) (pp. 161–168). New York: AC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32</meta:editing-cycles>
    <meta:editing-duration>P2DT8H34M12S</meta:editing-duration>
    <dc:date>2019-01-14T16:00:25.460000000</dc:date>
    <meta:document-statistic meta:table-count="0" meta:image-count="0" meta:object-count="0" meta:page-count="2" meta:paragraph-count="26" meta:word-count="584" meta:character-count="3860" meta:non-whitespace-character-count="3283"/>
    <meta:user-defined meta:name="Info 1"/>
    <meta:user-defined meta:name="Info 2"/>
    <meta:user-defined meta:name="Info 3"/>
    <meta:user-defined meta:name="Info 4"/>
  </office:meta>
</office:document-meta>
</file>